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Ubuntu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Ubuntu"/>
      <style:map style:condition="cell-content()=1" style:apply-style-name="Good" style:base-cell-address="Tabelle1.B6"/>
      <style:map style:condition="cell-content()=3" style:apply-style-name="Neutral" style:base-cell-address="Tabelle1.B6"/>
      <style:map style:condition="cell-content()=6" style:apply-style-name="Bad" style:base-cell-address="Tabelle1.B6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map style:condition="cell-content()=1" style:apply-style-name="Good" style:base-cell-address="Tabelle1.I6"/>
      <style:map style:condition="cell-content()=3" style:apply-style-name="Neutral" style:base-cell-address="Tabelle1.I6"/>
      <style:map style:condition="cell-content()=6" style:apply-style-name="Bad" style:base-cell-address="Tabelle1.I6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Montag</text:p>
          </table:table-cell>
          <table:table-cell table:style-name="ce2" office:value-type="string" calcext:value-type="string">
            <text:p>Dienstag</text:p>
          </table:table-cell>
          <table:table-cell table:style-name="ce2" office:value-type="string" calcext:value-type="string">
            <text:p>Mittwoch</text:p>
          </table:table-cell>
          <table:table-cell table:style-name="ce2" office:value-type="string" calcext:value-type="string">
            <text:p>Donnerstag</text:p>
          </table:table-cell>
          <table:table-cell table:style-name="ce2" office:value-type="string" calcext:value-type="string">
            <text:p>Freitag</text:p>
          </table:table-cell>
          <table:table-cell table:style-name="ce2" office:value-type="string" calcext:value-type="string">
            <text:p>Samstag</text:p>
          </table:table-cell>
          <table:table-cell table:style-name="ce2" office:value-type="string" calcext:value-type="string">
            <text:p>Sonntag</text:p>
          </table:table-cell>
          <table:table-cell/>
          <table:table-cell office:value-type="string" calcext:value-type="string">
            <text:p>Legende</text:p>
          </table:table-cell>
          <table:table-cell office:value-type="string" calcext:value-type="string">
            <text:p>1 = Perfekt</text:p>
          </table:table-cell>
          <table:table-cell office:value-type="string" calcext:value-type="string">
            <text:p>3 = Etwas gemacht</text:p>
          </table:table-cell>
          <table:table-cell office:value-type="string" calcext:value-type="string">
            <text:p>6 = Nichts gemach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i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chultern</text:p>
          </table:table-cell>
          <table:table-cell office:value-type="string" calcext:value-type="string">
            <text:p>Kardio</text:p>
          </table:table-cell>
          <table:table-cell office:value-type="string" calcext:value-type="string">
            <text:p>Offe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ontag</text:p>
          </table:table-cell>
          <table:table-cell table:style-name="ce3" office:value-type="string" calcext:value-type="string">
            <text:p>Dienstag</text:p>
          </table:table-cell>
          <table:table-cell table:style-name="ce3" office:value-type="string" calcext:value-type="string">
            <text:p>Mittwoch</text:p>
          </table:table-cell>
          <table:table-cell table:style-name="ce3" office:value-type="string" calcext:value-type="string">
            <text:p>Donnerstag</text:p>
          </table:table-cell>
          <table:table-cell table:style-name="ce3" office:value-type="string" calcext:value-type="string">
            <text:p>Freitag</text:p>
          </table:table-cell>
          <table:table-cell table:style-name="ce3" office:value-type="string" calcext:value-type="string">
            <text:p>Samstag</text:p>
          </table:table-cell>
          <table:table-cell table:style-name="ce3" office:value-type="string" calcext:value-type="string">
            <text:p>Sonntag</text:p>
          </table:table-cell>
          <table:table-cell table:style-name="ce2" office:value-type="string" calcext:value-type="string">
            <text:p>Gesa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5" table:formula="of:=IF(SUM([.B6:.H6])/7&lt;1.5;1;IF(SUM([.B6:.H6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2</text:p>
          </table:table-cell>
          <table:table-cell table:style-name="ce4" table:number-columns-repeated="7"/>
          <table:table-cell table:style-name="ce5" table:formula="of:=IF(SUM([.B7:.H7])/7&lt;1.5;1;IF(SUM([.B7:.H7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3</text:p>
          </table:table-cell>
          <table:table-cell table:style-name="ce4" table:number-columns-repeated="7"/>
          <table:table-cell table:style-name="ce5" table:formula="of:=IF(SUM([.B8:.H8])/7&lt;1.5;1;IF(SUM([.B8:.H8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4</text:p>
          </table:table-cell>
          <table:table-cell table:style-name="ce4" table:number-columns-repeated="7"/>
          <table:table-cell table:style-name="ce5" table:formula="of:=IF(SUM([.B9:.H9])/7&lt;1.5;1;IF(SUM([.B9:.H9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5</text:p>
          </table:table-cell>
          <table:table-cell table:style-name="ce4" table:number-columns-repeated="7"/>
          <table:table-cell table:style-name="ce5" table:formula="of:=IF(SUM([.B10:.H10])/7&lt;1.5;1;IF(SUM([.B10:.H10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6</text:p>
          </table:table-cell>
          <table:table-cell table:style-name="ce4" table:number-columns-repeated="7"/>
          <table:table-cell table:style-name="ce5" table:formula="of:=IF(SUM([.B11:.H11])/7&lt;1.5;1;IF(SUM([.B11:.H11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che 7</text:p>
          </table:table-cell>
          <table:table-cell table:style-name="ce4" table:number-columns-repeated="7"/>
          <table:table-cell table:style-name="ce5" table:formula="of:=IF(SUM([.B12:.H12])/7&lt;1.5;1;IF(SUM([.B12:.H12])/7&lt;4.5;3;6))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B6:Tabelle1.H12">
            <calcext:condition calcext:apply-style-name="Good" calcext:value="=1" calcext:base-cell-address="Tabelle1.B6"/>
            <calcext:condition calcext:apply-style-name="Neutral" calcext:value="=3" calcext:base-cell-address="Tabelle1.B6"/>
            <calcext:condition calcext:apply-style-name="Bad" calcext:value="=6" calcext:base-cell-address="Tabelle1.B6"/>
          </calcext:conditional-format>
          <calcext:conditional-format calcext:target-range-address="Tabelle1.I6:Tabelle1.I12">
            <calcext:condition calcext:apply-style-name="Good" calcext:value="=1" calcext:base-cell-address="Tabelle1.I6"/>
            <calcext:condition calcext:apply-style-name="Neutral" calcext:value="=3" calcext:base-cell-address="Tabelle1.I6"/>
            <calcext:condition calcext:apply-style-name="Bad" calcext:value="=6" calcext:base-cell-address="Tabelle1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13:45.076472542</meta:creation-date>
    <meta:generator>LibreOffice/6.0.3.2$Linux_X86_64 LibreOffice_project/00m0$Build-2</meta:generator>
    <dc:date>2018-09-04T13:54:47.647627151</dc:date>
    <meta:editing-duration>PT15M38S</meta:editing-duration>
    <meta:editing-cycles>2</meta:editing-cycles>
    <meta:document-statistic meta:table-count="1" meta:cell-count="41" meta:object-count="0"/>
  </office:meta>
</office:document-meta>
</file>